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ellipse draw:style-name="gr1" draw:text-style-name="P2" draw:layer="layout" svg:width="2.277cm" svg:height="0.931cm" svg:x="9.723cm" svg:y="6.8cm">
          <text:p text:style-name="P1"><text:span text:style-name="T1">Root Sector</text:span></text:p>
        </draw:ellipse>
        <draw:ellipse draw:style-name="gr1" draw:text-style-name="P2" draw:layer="layout" svg:width="2.277cm" svg:height="0.931cm" svg:x="8.2cm" svg:y="9.7cm">
          <text:p text:style-name="P1"><text:span text:style-name="T1">Sector</text:span></text:p>
        </draw:ellipse>
        <draw:ellipse draw:style-name="gr1" draw:text-style-name="P2" draw:layer="layout" svg:width="2.277cm" svg:height="0.931cm" svg:x="11.423cm" svg:y="9.7cm">
          <text:p text:style-name="P1"><text:span text:style-name="T1">Sector</text:span></text:p>
        </draw:ellipse>
        <draw:line draw:style-name="gr2" draw:text-style-name="P1" draw:layer="layout" svg:x1="10cm" svg:y1="7.8cm" svg:x2="9.5cm" svg:y2="9.2cm">
          <text:p/>
        </draw:line>
        <draw:line draw:style-name="gr2" draw:text-style-name="P1" draw:layer="layout" svg:x1="12cm" svg:y1="7.8cm" svg:x2="12.5cm" svg:y2="9.2cm">
          <text:p/>
        </draw:line>
        <draw:ellipse draw:style-name="gr1" draw:text-style-name="P2" draw:layer="layout" svg:width="2.277cm" svg:height="0.931cm" svg:x="9.739cm" svg:y="4.016cm">
          <text:p text:style-name="P1"><text:span text:style-name="T1">Manager</text:span></text:p>
        </draw:ellipse>
        <draw:ellipse draw:style-name="gr1" draw:text-style-name="P2" draw:layer="layout" svg:width="2.277cm" svg:height="0.931cm" svg:x="5.323cm" svg:y="7.6cm">
          <text:p text:style-name="P1"><text:span text:style-name="T1">Manager</text:span></text:p>
        </draw:ellipse>
        <draw:ellipse draw:style-name="gr1" draw:text-style-name="P2" draw:layer="layout" svg:width="2.277cm" svg:height="0.931cm" svg:x="9.74cm" svg:y="1.317cm">
          <text:p text:style-name="P1"><text:span text:style-name="T1">Component</text:span></text:p>
        </draw:ellipse>
        <draw:line draw:style-name="gr3" draw:text-style-name="P1" draw:layer="layout" svg:x1="10.9cm" svg:y1="5.1cm" svg:x2="10.9cm" svg:y2="6.6cm">
          <text:p/>
        </draw:line>
        <draw:line draw:style-name="gr3" draw:text-style-name="P1" draw:layer="layout" svg:x1="10.9cm" svg:y1="2.4cm" svg:x2="10.9cm" svg:y2="3.9cm">
          <text:p/>
        </draw:line>
        <draw:frame draw:style-name="gr4" draw:layer="layout" svg:width="1.031cm" svg:height="0.962cm" svg:x="10.4cm" svg:y="7.9cm">
          <draw:text-box>
            <text:p>...</text:p>
          </draw:text-box>
        </draw:frame>
        <draw:line draw:style-name="gr3" draw:text-style-name="P1" draw:layer="layout" svg:x1="8.2cm" svg:y1="9.7cm" svg:x2="7.2cm" svg:y2="8.7cm">
          <text:p/>
        </draw:line>
        <draw:ellipse draw:style-name="gr1" draw:text-style-name="P2" draw:layer="layout" svg:width="2.277cm" svg:height="0.931cm" svg:x="3.124cm" svg:y="5.401cm">
          <text:p text:style-name="P1"><text:span text:style-name="T1">Component</text:span></text:p>
        </draw:ellipse>
        <draw:line draw:style-name="gr3" draw:text-style-name="P1" draw:layer="layout" svg:x1="5.8cm" svg:y1="7.5cm" svg:x2="4.8cm" svg:y2="6.5cm">
          <text:p/>
        </draw:line>
        <draw:ellipse draw:style-name="gr1" draw:text-style-name="P2" draw:layer="layout" svg:width="2.277cm" svg:height="0.931cm" svg:x="14.323cm" svg:y="7.569cm">
          <text:p text:style-name="P1"><text:span text:style-name="T1">Manager</text:span></text:p>
        </draw:ellipse>
        <draw:line draw:style-name="gr3" draw:text-style-name="P1" draw:layer="layout" svg:x1="13.9cm" svg:y1="9.7cm" svg:x2="14.9cm" svg:y2="8.7cm">
          <text:p/>
        </draw:line>
        <draw:ellipse draw:style-name="gr1" draw:text-style-name="P2" draw:layer="layout" svg:width="2.277cm" svg:height="0.931cm" svg:x="16.423cm" svg:y="5.4cm">
          <text:p text:style-name="P1"><text:span text:style-name="T1">Component</text:span></text:p>
        </draw:ellipse>
        <draw:line draw:style-name="gr3" draw:text-style-name="P1" draw:layer="layout" svg:x1="16.3cm" svg:y1="7.5cm" svg:x2="17.3cm" svg:y2="6.5cm">
          <text:p/>
        </draw:line>
        <draw:line draw:style-name="gr2" draw:text-style-name="P1" draw:layer="layout" svg:x1="7.5cm" svg:y1="11.2cm" svg:x2="6.5cm" svg:y2="12.2cm">
          <text:p/>
        </draw:line>
        <draw:line draw:style-name="gr2" draw:text-style-name="P1" draw:layer="layout" svg:x1="9cm" svg:y1="11.2cm" svg:x2="9cm" svg:y2="12.7cm">
          <text:p/>
        </draw:line>
        <draw:line draw:style-name="gr2" draw:text-style-name="P1" draw:layer="layout" svg:x1="11cm" svg:y1="11.2cm" svg:x2="11cm" svg:y2="12.7cm">
          <text:p/>
        </draw:line>
        <draw:line draw:style-name="gr2" draw:text-style-name="P1" draw:layer="layout" svg:x1="13.1cm" svg:y1="11.2cm" svg:x2="13.1cm" svg:y2="12.7cm">
          <text:p/>
        </draw:line>
        <draw:line draw:style-name="gr2" draw:text-style-name="P1" draw:layer="layout" svg:x1="14cm" svg:y1="11.2cm" svg:x2="15cm" svg:y2="12.2cm">
          <text:p/>
        </draw:line>
        <draw:frame draw:style-name="gr4" draw:layer="layout" svg:width="5.616cm" svg:height="0.962cm" svg:x="8.2cm" svg:y="13.4cm">
          <draw:text-box>
            <text:p>SMC,SMC,SMC...</text:p>
          </draw:text-box>
        </draw:frame>
        <draw:frame draw:style-name="gr4" draw:layer="layout" svg:width="17.721cm" svg:height="13.016cm" svg:x="1.4cm" svg:y="15.262cm">
          <draw:text-box>
            <text:p>说明</text:p>
            <text:p>1.SMC(Sector-Manager-Component组合)。</text:p>
            <text:p>2.Sector是一个职能部门，职责是管理子部门、管理当前</text:p>
            <text:p>部门职能、下发命令、处理命令、委任部门经理(Manager)</text:p>
            <text:p>3.Manager是经理，管理职能部门和目标组件，是应用程序与</text:p>
            <text:p>Sector框架沟通的桥梁，经理的职责是下发命令、处理命令、</text:p>
            <text:p>管理应用程序组件、处理组件的请求。</text:p>
            <text:p>4.Command是命令对象，可以在命令上附加内容作为命令的</text:p>
            <text:p>参数。</text:p>
            <text:p>5.Function是部门职能，当职能所接受的命令被下发时，职能</text:p>
            <text:p>便会执行。</text:p>
            <text:p/>
            <text:p>总结：此框架非常适合架构师用来搭建应用程序框架。架构师</text:p>
            <text:p>可以划分职能部门之后直接交给编码人员来实现各职能部门的</text:p>
            <text:p>职责就行了。此框架为了构建超大型应用程序而面世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少佳 陈</meta:initial-creator>
    <meta:creation-date>2012-04-06T15:50:20</meta:creation-date>
    <dc:date>2012-04-06T18:41:14</dc:date>
    <dc:creator>少佳 陈</dc:creator>
    <meta:editing-duration>PT01H18M09S</meta:editing-duration>
    <meta:editing-cycles>24</meta:editing-cycles>
    <meta:generator>OpenOffice.org/3.2$Unix OpenOffice.org_project/320m12$Build-9483</meta:generator>
    <meta:document-statistic meta:object-count="25"/>
  </office:meta>
</office:document-meta>
</file>